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 style:font-pitch="variable" svg:panose-1="5 1 0 0 0 0 0 0 0 0"/>
    <style:font-face style:name="Calibri" svg:font-family="Calibri" style:font-family-generic="swiss" style:font-pitch="variable" svg:panose-1="2 15 5 2 2 2 4 3 2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style:style style:name="P1" style:parent-style-name="Standard" style:master-page-name="MP0" style:family="paragraph">
      <style:paragraph-properties fo:break-before="page"/>
      <style:text-properties style:font-name="Calibri"/>
    </style:style>
    <style:style style:name="P2" style:parent-style-name="Título3" style:family="paragraph">
      <style:text-properties style:font-name="Calibri"/>
    </style:style>
    <style:style style:name="T3" style:parent-style-name="Fuentedepárrafopredeter." style:family="text">
      <style:text-properties style:font-name="Calibri"/>
    </style:style>
    <style:style style:name="T4" style:parent-style-name="Fuentedepárrafopredeter." style:family="text">
      <style:text-properties style:font-name="Calibri" fo:font-weight="bold" style:font-weight-asian="bold" style:font-weight-complex="bold" fo:color="#C9211E"/>
    </style:style>
    <style:style style:name="P5" style:parent-style-name="Standard" style:family="paragraph">
      <style:text-properties style:font-name="Calibri"/>
    </style:style>
    <style:style style:name="T6" style:parent-style-name="Fuentedepárrafopredeter." style:family="text">
      <style:text-properties style:font-name="Calibri" fo:font-weight="bold" style:font-weight-asian="bold" style:font-weight-complex="bold" fo:color="#C9211E"/>
    </style:style>
    <style:style style:name="T7" style:parent-style-name="Fuentedepárrafopredeter." style:family="text">
      <style:text-properties style:font-name="Calibri" fo:font-weight="bold" style:font-weight-asian="bold" style:font-weight-complex="bold" fo:font-style="italic" style:font-style-asian="italic" style:font-style-complex="italic" fo:color="#C9211E"/>
    </style:style>
    <style:style style:name="P8" style:parent-style-name="Standard" style:family="paragraph">
      <style:text-properties style:font-name="Calibri" fo:font-weight="bold" style:font-weight-asian="bold" style:font-weight-complex="bold" fo:font-style="italic" style:font-style-asian="italic" style:font-style-complex="italic" fo:color="#C9211E"/>
    </style:style>
    <style:style style:name="P9" style:parent-style-name="Standard" style:family="paragraph">
      <style:paragraph-properties style:vertical-align="top"/>
      <style:text-properties style:font-name="Calibri" style:font-name-complex="Calibri"/>
    </style:style>
    <style:style style:name="P10" style:parent-style-name="Standard" style:family="paragraph">
      <style:paragraph-properties style:vertical-align="top"/>
      <style:text-properties style:font-name="Calibri" style:font-name-complex="Calibri"/>
    </style:style>
    <style:style style:name="P11" style:parent-style-name="Standard" style:family="paragraph">
      <style:paragraph-properties style:vertical-align="top"/>
      <style:text-properties style:font-name="Calibri" style:font-name-complex="Calibri"/>
    </style:style>
    <style:style style:name="P12" style:parent-style-name="Standard" style:family="paragraph">
      <style:paragraph-properties style:vertical-align="top"/>
      <style:text-properties style:font-name="Calibri" style:font-name-complex="Calibri"/>
    </style:style>
    <style:style style:name="P13" style:parent-style-name="Standard" style:family="paragraph">
      <style:paragraph-properties style:vertical-align="top"/>
      <style:text-properties style:font-name="Calibri" style:font-name-complex="Calibri"/>
    </style:style>
    <style:style style:name="P14" style:parent-style-name="Standard" style:family="paragraph">
      <style:paragraph-properties style:vertical-align="top"/>
      <style:text-properties style:font-name="Calibri" style:font-name-complex="Calibri"/>
    </style:style>
    <style:style style:name="P15" style:parent-style-name="Standard" style:family="paragraph">
      <style:paragraph-properties style:vertical-align="top"/>
      <style:text-properties style:font-name="Calibri" style:font-name-complex="Calibri"/>
    </style:style>
    <style:style style:name="P16" style:parent-style-name="Standard" style:family="paragraph">
      <style:paragraph-properties style:vertical-align="top"/>
      <style:text-properties style:font-name="Calibri" style:font-name-complex="Calibri"/>
    </style:style>
    <style:style style:name="P17" style:parent-style-name="Standard" style:family="paragraph">
      <style:paragraph-properties style:vertical-align="top"/>
      <style:text-properties style:font-name="Calibri" style:font-name-complex="Calibri"/>
    </style:style>
    <style:style style:name="P18" style:parent-style-name="Standard" style:family="paragraph">
      <style:paragraph-properties style:vertical-align="top"/>
      <style:text-properties style:font-name="Calibri" style:font-name-complex="Calibri"/>
    </style:style>
    <style:style style:name="P19" style:parent-style-name="Standard" style:family="paragraph">
      <style:paragraph-properties style:vertical-align="top"/>
      <style:text-properties style:font-name="Calibri" style:font-name-complex="Calibri"/>
    </style:style>
    <style:style style:name="P20" style:parent-style-name="Standard" style:family="paragraph">
      <style:paragraph-properties style:vertical-align="top"/>
      <style:text-properties style:font-name="Calibri" style:font-name-complex="Calibri"/>
    </style:style>
    <style:style style:name="P21" style:parent-style-name="Standard" style:family="paragraph">
      <style:paragraph-properties style:vertical-align="top"/>
      <style:text-properties style:font-name="Calibri" style:font-name-complex="Calibri"/>
    </style:style>
    <style:style style:name="P22" style:parent-style-name="Standard" style:family="paragraph">
      <style:paragraph-properties style:vertical-align="top"/>
      <style:text-properties style:font-name="Calibri" style:font-name-complex="Calibri"/>
    </style:style>
    <style:style style:name="P23" style:parent-style-name="Standard" style:family="paragraph">
      <style:paragraph-properties style:vertical-align="top"/>
    </style:style>
    <style:style style:name="T24" style:parent-style-name="Fuentedepárrafopredeter." style:family="text">
      <style:text-properties style:font-name="Calibri" style:font-name-complex="Calibri"/>
    </style:style>
  </office:automatic-styles>
  <office:body>
    <office:text text:use-soft-page-breaks="true">
      <text:p text:style-name="P1">Práctica a entregar (formato PDF)</text:p>
      <text:h text:style-name="P2" text:outline-level="3">W3-1-Funciones y módulos</text:h>
      <text:p text:style-name="Standard"><text:span text:style-name="T3">Realiza los ejercicios siguientes y<text:s/></text:span><text:span text:style-name="T4">haz captura de pantalla del código y el resultado.</text:span></text:p>
      <text:p text:style-name="P5">Empieza todos los ejercicios con el comentario siguiente:</text:p>
      <text:p text:style-name="Standard"><text:span text:style-name="T6">#Ejercicio resuelto por<text:s/></text:span><text:span text:style-name="T7">indica tu nombre y apellidos</text:span></text:p>
      <text:p text:style-name="P8">#Descripción del ejercicio</text:p>
      <text:p text:style-name="P9"/>
      <text:p text:style-name="P10">Haz los ejercicios 1,2,3,4,6,7 y 8 de la práctica 2-5 (imagen a continuación).</text:p>
      <text:p text:style-name="P11">Además al pedir los números haz el control de excepciones hasata que el número sea un número válido.</text:p>
      <text:p text:style-name="P12"/>
      <text:p text:style-name="P13">1. Escribir<text:s/>un programa con<text:s/>la función<text:s/>saludo, que<text:s/>pasa como parámetro el número de veces y muestra por pantalla “hola” ese número de veces. Se pide al usuario el número de veces a repetir el saludo(comprueba si es un número válido con excepciones)</text:p>
      <text:p text:style-name="P14"/>
      <text:p text:style-name="P15">2. Escribir<text:s/>un programa con<text:s/>la función<text:s/>saludo,<text:s/>igual<text:s/>que el anterior pero indicando también el nombre de la persona y muestra n veces “Hola Aranxa”</text:p>
      <text:p text:style-name="P16"/>
      <text:p text:style-name="P17">3. Pedir al usuario dos números<text:s/>(comprobar que son números enteros)<text:s/>y escribir una función<text:s/>que imprima todos los números entre los números dados.<text:s/>La función<text:s/>debe verificar cuál es mayor para imprimirlos correctamente.</text:p>
      <text:p text:style-name="P18"/>
      <text:p text:style-name="P19">4. Pedir al usuario el radio y la operación (perímetro o área) y<text:s/>escribir una función<text:s/>que calcule e imprima el perímetro o el área del círculo.</text:p>
      <text:p text:style-name="P20"/>
      <text:p text:style-name="P21">5. <text:s/>Pedir al usuario dos números y escribir una<text:s/>función<text:s/>que devuelva el máximo de los números y se imprima en el programa principal</text:p>
      <text:p text:style-name="P22"/>
      <text:p text:style-name="P23"><text:span text:style-name="T24">6. Escribir todas las funciones en el módulo funciones.py y llamarlas desde el ejercicio 6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 style:font-pitch="variable" svg:panose-1="5 1 0 0 0 0 0 0 0 0"/>
    <style:font-face style:name="Calibri" svg:font-family="Calibri" style:font-family-generic="swiss" style:font-pitch="variable" svg:panose-1="2 15 5 2 2 2 4 3 2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>
        <style:background-fill draw:fill="solid"/>
      </style:paragraph-properties>
      <style:text-properties style:font-name="Liberation Serif" style:font-name-asian="N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Título3" style:display-name="Título 3" style:family="paragraph" style:parent-style-name="Standard" style:next-style-name="Standard" style:default-outline-level="3">
      <style:paragraph-properties fo:keep-with-next="always" fo:keep-together="always" fo:margin-top="0.1944in" fo:margin-bottom="0.0555in"/>
      <style:text-properties fo:font-weight="bold" style:font-weight-asian="bold" fo:color="#1C99E0" fo:font-size="14pt" style:font-size-asian="14pt" style:font-size-complex="14pt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3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creator>Aránzazu  Sáez de Ibarra Beltran de Guevara</dc:creator>
    <meta:creation-date>2025-12-04T18:05:00Z</meta:creation-date>
    <dc:date>2025-12-04T18:12:00Z</dc:date>
    <meta:print-date>2025-10-07T16:37:00Z</meta:print-date>
    <meta:template xlink:href="Normal.dotm" xlink:type="simple"/>
    <meta:editing-cycles>3</meta:editing-cycles>
    <meta:editing-duration>PT480S</meta:editing-duration>
    <meta:document-statistic meta:page-count="1" meta:paragraph-count="2" meta:word-count="223" meta:character-count="1452" meta:row-count="10" meta:non-whitespace-character-count="1231"/>
  </office:meta>
</office:document-meta>
</file>